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.3cm" svg:height="1.5cm" svg:x="5.7cm" svg:y="3.6cm">
          <text:p text:style-name="P1">виртуальный адрес</text:p>
        </draw:rect>
        <draw:line draw:style-name="gr2" draw:text-style-name="P1" draw:layer="layout" svg:x1="7.5cm" svg:y1="5.088cm" svg:x2="7.5cm" svg:y2="8.5cm">
          <text:p/>
        </draw:line>
        <draw:frame draw:style-name="gr3" draw:layer="layout" svg:width="11.572cm" svg:height="0.963cm" svg:x="7.424cm" svg:y="5.425cm">
          <draw:text-box>
            <text:p>виртуальный адрес неотображаемый</text:p>
          </draw:text-box>
        </draw:frame>
        <draw:rect draw:style-name="gr1" draw:text-style-name="P1" draw:layer="layout" svg:width="11.5cm" svg:height="1.5cm" svg:x="6.7cm" svg:y="8.5cm">
          <text:p text:style-name="P1">физический адрес</text:p>
        </draw:rect>
        <draw:custom-shape draw:style-name="gr4" draw:text-style-name="P1" draw:layer="layout" svg:width="0.5cm" svg:height="5cm" draw:transform="rotate (-1.57079632679579) translate (11.7cm 10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" draw:layer="layout" svg:width="0.5cm" svg:height="3.5cm" draw:transform="rotate (-1.57079632679579) translate (15.2cm 10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layer="layout" svg:width="1.493cm" svg:height="0.963cm" svg:x="8.603cm" svg:y="10.5cm">
          <draw:text-box>
            <text:p>тег'</text:p>
          </draw:text-box>
        </draw:frame>
        <draw:frame draw:style-name="gr3" draw:layer="layout" svg:width="2.132cm" svg:height="0.963cm" svg:x="12.704cm" svg:y="10.501cm">
          <draw:text-box>
            <text:p>index'</text:p>
          </draw:text-box>
        </draw:frame>
        <draw:frame draw:style-name="gr3" draw:layer="layout" svg:width="7.843cm" svg:height="0.963cm" svg:x="7.424cm" svg:y="6.826cm">
          <draw:text-box>
            <text:p>кэширующее обращение</text:p>
          </draw:text-box>
        </draw:frame>
        <draw:custom-shape draw:style-name="gr5" draw:text-style-name="P1" draw:layer="layout" svg:width="3.5cm" svg:height="5cm" draw:transform="rotate (-1.57079632679579) translate (17.2cm 1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cm" svg:height="4cm" draw:transform="rotate (-1.57079632679579) translate (16.7cm 12.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4cm" draw:transform="rotate (-1.57079632679579) translate (16.7cm 13.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4cm" draw:transform="rotate (-1.57079632679579) translate (16.7cm 13.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4cm" draw:transform="rotate (-1.57079632679579) translate (16.7cm 14.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11.5cm" svg:x2="15.7cm" svg:y2="12.5cm">
          <text:p/>
        </draw:line>
        <draw:line draw:style-name="gr2" draw:text-style-name="P1" draw:layer="layout" svg:x1="15.7cm" svg:y1="12.5cm" svg:x2="15.7cm" svg:y2="16.5cm">
          <text:p/>
        </draw:line>
        <draw:frame draw:style-name="gr3" draw:layer="layout" svg:width="5.015cm" svg:height="1.675cm" svg:x="17.171cm" svg:y="12.8cm">
          <draw:text-box>
            <text:p>кэш-память</text:p>
            <text:p>первого уровня</text:p>
          </draw:text-box>
        </draw:frame>
        <draw:custom-shape draw:style-name="gr5" draw:text-style-name="P1" draw:layer="layout" svg:width="5.5cm" svg:height="1cm" svg:x="12.2cm" svg:y="16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1cm" svg:height="0.8cm" svg:x="12.7cm" svg:y="16.6cm">
          <text:p text:style-name="P1">тег</text:p>
        </draw:rect>
        <draw:rect draw:style-name="gr1" draw:text-style-name="P1" draw:layer="layout" svg:width="1.4cm" svg:height="0.8cm" svg:x="13.8cm" svg:y="16.6cm">
          <text:p text:style-name="P1">дан.</text:p>
        </draw:rect>
        <draw:frame draw:style-name="gr3" draw:layer="layout" svg:width="1.391cm" svg:height="0.963cm" svg:x="15.659cm" svg:y="16.365cm">
          <draw:text-box>
            <text:p>. . .</text:p>
          </draw:text-box>
        </draw:frame>
        <draw:path draw:style-name="gr7" draw:text-style-name="P1" draw:layer="layout" svg:width="5.928cm" svg:height="3.137cm" draw:transform="skewX (-1.00104093190659E-016) rotate (-0.620290016158668) translate (9.20000000422099cm 11.4999999940911cm)" svg:viewBox="0 0 5929 3138" svg:d="m0 8020c4301 0 5929 3138 5929 3138">
          <text:p/>
        </draw:path>
        <draw:path draw:style-name="gr8" draw:text-style-name="P1" draw:layer="layout" svg:width="2.599cm" svg:height="1.999cm" draw:transform="rotate (-1.5707963267946) translate (12.2cm 17.4cm)" svg:viewBox="0 0 2600 2000" svg:d="m0-24400c1000 0 2600 2000 2600 2000">
          <text:p/>
        </draw:path>
        <draw:frame draw:style-name="gr3" draw:layer="layout" svg:width="5.489cm" svg:height="1.675cm" svg:x="6.523cm" svg:y="17.8cm">
          <draw:text-box>
            <text:p>тег' присутствует<text:line-break/>среди тегов</text:p>
          </draw:text-box>
        </draw:frame>
        <draw:path draw:style-name="gr8" draw:text-style-name="P1" draw:layer="layout" svg:width="5.099cm" svg:height="3.499cm" draw:transform="rotate (-1.5707963267946) translate (15.6999999999924cm 17.3999999999948cm)" svg:viewBox="0 0 5100 3500" svg:d="m0-27900c1500 0 5100-3500 5100-3500">
          <text:p/>
        </draw:path>
        <draw:frame draw:style-name="gr3" draw:layer="layout" svg:width="6.369cm" svg:height="1.675cm" svg:x="13.324cm" svg:y="18.001cm">
          <draw:text-box>
            <text:p>тег' не присутствует<text:line-break/>среди тегов</text:p>
          </draw:text-box>
        </draw:frame>
        <draw:frame draw:style-name="gr3" draw:text-style-name="P2" draw:layer="layout" svg:width="6.645cm" svg:height="1.665cm" svg:x="4.724cm" svg:y="19.901cm">
          <draw:text-box>
            <text:p text:style-name="P2">операция с данными</text:p>
            <text:p text:style-name="P2">по тегу' (load, store)</text:p>
          </draw:text-box>
        </draw:frame>
        <draw:rect draw:style-name="gr1" draw:text-style-name="P1" draw:layer="layout" svg:width="11.5cm" svg:height="1.5cm" svg:x="7.8cm" svg:y="22.6cm">
          <text:p text:style-name="P1">физический адрес</text:p>
        </draw:rect>
        <draw:custom-shape draw:style-name="gr4" draw:text-style-name="P1" draw:layer="layout" svg:width="0.5cm" svg:height="3.4cm" draw:transform="rotate (-1.57079632679579) translate (11.2cm 24.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" draw:layer="layout" svg:width="0.5cm" svg:height="5.1cm" draw:transform="rotate (-1.57079632679579) translate (16.3cm 24.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layer="layout" svg:width="1.615cm" svg:height="0.963cm" svg:x="9.003cm" svg:y="24.6cm">
          <draw:text-box>
            <text:p>тег''</text:p>
          </draw:text-box>
        </draw:frame>
        <draw:frame draw:style-name="gr3" draw:layer="layout" svg:width="2.255cm" svg:height="0.963cm" svg:x="13.104cm" svg:y="24.601cm">
          <draw:text-box>
            <text:p>index''</text:p>
          </draw:text-box>
        </draw:frame>
        <draw:custom-shape draw:style-name="gr5" draw:text-style-name="P1" draw:layer="layout" svg:width="3.5cm" svg:height="5cm" draw:transform="rotate (-1.57079632679579) translate (18.3cm 26.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cm" svg:height="4cm" draw:transform="rotate (-1.57079632679579) translate (17.8cm 26.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4cm" draw:transform="rotate (-1.57079632679579) translate (17.8cm 27.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4cm" draw:transform="rotate (-1.57079632679579) translate (17.8cm 2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4cm" draw:transform="rotate (-1.57079632679579) translate (17.8cm 28.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8cm" svg:y1="25.6cm" svg:x2="16.8cm" svg:y2="26.6cm">
          <text:p/>
        </draw:line>
        <draw:line draw:style-name="gr2" draw:text-style-name="P1" draw:layer="layout" svg:x1="16.8cm" svg:y1="26.6cm" svg:x2="16.8cm" svg:y2="30.6cm">
          <text:p/>
        </draw:line>
        <draw:frame draw:style-name="gr3" draw:layer="layout" svg:width="4.951cm" svg:height="1.675cm" svg:x="18.271cm" svg:y="26.9cm">
          <draw:text-box>
            <text:p>кэш-память</text:p>
            <text:p>второго уровня</text:p>
          </draw:text-box>
        </draw:frame>
        <draw:custom-shape draw:style-name="gr5" draw:text-style-name="P1" draw:layer="layout" svg:width="5.5cm" svg:height="1cm" svg:x="13.3cm" svg:y="30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1cm" svg:height="0.8cm" svg:x="13.8cm" svg:y="30.7cm">
          <text:p text:style-name="P1">тег</text:p>
        </draw:rect>
        <draw:rect draw:style-name="gr1" draw:text-style-name="P1" draw:layer="layout" svg:width="1.4cm" svg:height="0.8cm" svg:x="14.9cm" svg:y="30.7cm">
          <text:p text:style-name="P1">дан.</text:p>
        </draw:rect>
        <draw:frame draw:style-name="gr3" draw:layer="layout" svg:width="1.391cm" svg:height="0.963cm" svg:x="16.759cm" svg:y="30.465cm">
          <draw:text-box>
            <text:p>. . .</text:p>
          </draw:text-box>
        </draw:frame>
        <draw:path draw:style-name="gr7" draw:text-style-name="P1" draw:layer="layout" svg:width="5.928cm" svg:height="3.137cm" draw:transform="skewX (-1.00104093190659E-016) rotate (-0.620290016158668) translate (10.300000004221cm 25.5999999940911cm)" svg:viewBox="0 0 5929 3138" svg:d="m0 29688c4301 0 5929 3138 5929 3138">
          <text:p/>
        </draw:path>
        <draw:path draw:style-name="gr8" draw:text-style-name="P1" draw:layer="layout" svg:width="2.599cm" svg:height="1.999cm" draw:transform="rotate (-1.5707963267946) translate (13.3cm 31.5cm)" svg:viewBox="0 0 2600 2000" svg:d="m0-26600c1000 0 2600 2000 2600 2000">
          <text:p/>
        </draw:path>
        <draw:frame draw:style-name="gr3" draw:layer="layout" svg:width="5.612cm" svg:height="1.675cm" svg:x="7.423cm" svg:y="31.9cm">
          <draw:text-box>
            <text:p>тег'' присутствует<text:line-break/>среди тегов</text:p>
          </draw:text-box>
        </draw:frame>
        <draw:path draw:style-name="gr8" draw:text-style-name="P1" draw:layer="layout" svg:width="2.785cm" svg:height="2.1cm" draw:transform="rotate (-1.5707963267946) translate (15.4009999999959cm 31.4999999999969cm)" svg:viewBox="0 0 2786 2101" svg:d="m0-28701c1500 0 2786-2101 2786-2101">
          <text:p/>
        </draw:path>
        <draw:frame draw:style-name="gr3" draw:layer="layout" svg:width="6.492cm" svg:height="1.675cm" svg:x="14.424cm" svg:y="32.101cm">
          <draw:text-box>
            <text:p>тег'' не присутствует<text:line-break/>среди тегов</text:p>
          </draw:text-box>
        </draw:frame>
        <draw:frame draw:style-name="gr3" draw:text-style-name="P2" draw:layer="layout" svg:width="6.695cm" svg:height="1.665cm" svg:x="5.7cm" svg:y="34cm">
          <draw:text-box>
            <text:p text:style-name="P2">операция с данными</text:p>
            <text:p text:style-name="P2">по тегу'' (load, store)</text:p>
          </draw:text-box>
        </draw:frame>
        <draw:line draw:style-name="gr2" draw:text-style-name="P1" draw:layer="layout" svg:x1="8.7cm" svg:y1="35.5cm" svg:x2="8.7cm" svg:y2="37cm">
          <text:p/>
        </draw:line>
        <draw:frame draw:style-name="gr3" draw:text-style-name="P2" draw:layer="layout" svg:width="7.5cm" svg:height="2.372cm" svg:x="13.501cm" svg:y="34.001cm">
          <draw:text-box>
            <text:p text:style-name="P2">загрузка данных из</text:p>
            <text:p text:style-name="P2">основной памяти</text:p>
            <text:p text:style-name="P2">по физическому адресу</text:p>
          </draw:text-box>
        </draw:frame>
        <draw:line draw:style-name="gr2" draw:text-style-name="P1" draw:layer="layout" svg:x1="16.7cm" svg:y1="36.3cm" svg:x2="16.7cm" svg:y2="37.8cm">
          <text:p/>
        </draw:line>
        <draw:frame draw:style-name="gr3" draw:text-style-name="P2" draw:layer="layout" svg:width="6.645cm" svg:height="1.665cm" svg:x="13.7cm" svg:y="37.835cm">
          <draw:text-box>
            <text:p text:style-name="P2">операция с данными</text:p>
            <text:p text:style-name="P2">(load, store)</text:p>
          </draw:text-box>
        </draw:frame>
        <draw:frame draw:style-name="gr3" draw:text-style-name="P2" draw:layer="layout" svg:width="7.864cm" svg:height="2.372cm" svg:x="5.401cm" svg:y="37.001cm">
          <draw:text-box>
            <text:p text:style-name="P2">добавление данных</text:p>
            <text:p text:style-name="P2">по тегу'' в кэш-память</text:p>
            <text:p text:style-name="P2">первого уровня с тегом'</text:p>
          </draw:text-box>
        </draw:frame>
        <draw:frame draw:style-name="gr3" draw:text-style-name="P2" draw:layer="layout" svg:width="7.864cm" svg:height="2.372cm" svg:x="20.7cm" svg:y="37.628cm">
          <draw:text-box>
            <text:p text:style-name="P2">добавление данных</text:p>
            <text:p text:style-name="P2">в кэш-память</text:p>
            <text:p text:style-name="P2">первого уровня с тегом'</text:p>
          </draw:text-box>
        </draw:frame>
        <draw:frame draw:style-name="gr3" draw:text-style-name="P2" draw:layer="layout" svg:width="8.156cm" svg:height="2.372cm" svg:x="28.7cm" svg:y="37.628cm">
          <draw:text-box>
            <text:p text:style-name="P2">добавление данных</text:p>
            <text:p text:style-name="P2">в кэш-память</text:p>
            <text:p text:style-name="P2">второго уровня с тегом''</text:p>
          </draw:text-box>
        </draw:frame>
        <draw:line draw:style-name="gr2" draw:text-style-name="P1" draw:layer="layout" svg:x1="18.2cm" svg:y1="36.5cm" svg:x2="22.7cm" svg:y2="37.5cm">
          <text:p/>
        </draw:line>
        <draw:line draw:style-name="gr2" draw:text-style-name="P1" draw:layer="layout" svg:x1="20.2cm" svg:y1="36.373cm" svg:x2="31.7cm" svg:y2="3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18T12:42:57.12</meta:creation-date>
    <dc:date>2009-08-18T13:58:59.54</dc:date>
    <dc:creator>Евгений Корныхин</dc:creator>
    <meta:editing-duration>PT00H14M58S</meta:editing-duration>
    <meta:editing-cycles>2</meta:editing-cycles>
    <meta:generator>OpenOffice.org/3.1$Win32 OpenOffice.org_project/310m11$Build-9399</meta:generator>
    <meta:document-statistic meta:object-count="59"/>
  </office:meta>
</office:document-meta>
</file>